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T1"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e</text:p>
      <text:p text:style-name="P1"/>
      <text:p text:style-name="P2">Gruppe:<text:tab/><text:tab/><text:span text:style-name="T1">Personen die Unterstützung bei der Parkplatzsuche wünschen</text:span></text:p>
      <text:p text:style-name="P2">Name: <text:tab/><text:tab/>Michael Speier</text:p>
      <text:p text:style-name="P2">Alter:<text:tab/><text:tab/><text:tab/>18</text:p>
      <text:p text:style-name="P2">Hobbies:<text:tab/><text:tab/>Autorennspiele auf dem PC, Rollertuning</text:p>
      <text:p text:style-name="P2">Beruf:<text:tab/><text:tab/><text:tab/>Schüler</text:p>
      <text:p text:style-name="P2">Familie:<text:tab/><text:tab/>ledig</text:p>
      <text:p text:style-name="P2"/>
      <text:p text:style-name="P3">Michael Speier ist Schüler auf dem Gymnasium und interessiert sich besonders für Autorennspiele auf seinem neuen Gaming-PC. Wenn er in seiner Freizeit gerade keine Computerspiele spielt, dann schraubt er an seinem 50ccm Aprilia Roller. Da er im Straßenverkehr noch nie aufgefallen war, haben seine Eltern ihm versprochen ihm zum 18. Geburtstag ein Auto zu schenken. </text:p>
      <text:p text:style-name="P3">Michael besitzt nun seit 4 Monaten ein Auto. Er ist als Fahranfänger einzustufen und fährt obwohl er bereits Straßenverkehrserfahrungen auf dem Scooter gemacht. Er fährt immer noch vorsichtig und teilweise unsicher. Da er wenn er fährt seine ganze Konzentration beim Fahren haben muss, hat er häufig Probleme Parkplätze zu finden. Er hätte gerne ein Programm für sein Smartphone, dass ihm beim parken hilft, damit er, wenn er seinen besten Freund besucht, nicht so lange durch die Innenstadt fahren muss um einen Parkplatz zu finden.</text:p>
      <text:p text:style-name="P3"/>
      <text:p text:style-name="P3">Gruppe:<text:tab/><text:tab/><text:span text:style-name="T1">Kommerzielle Anbieter von Parkplätzen</text:span></text:p>
      <text:p text:style-name="P3"><text:span text:style-name="T1">Name:<text:tab/><text:tab/><text:tab/>Heribert Möller</text:span></text:p>
      <text:p text:style-name="P3"><text:span text:style-name="T1">Alter:<text:tab/><text:tab/><text:tab/>54</text:span></text:p>
      <text:p text:style-name="P3"><text:span text:style-name="T1">Hobbies:<text:tab/><text:tab/>Fußball schauen, Angeln</text:span></text:p>
      <text:p text:style-name="P3"><text:span text:style-name="T1">Beruf:<text:tab/><text:tab/><text:tab/>Parkplatzwächter &amp; Besitzer</text:span></text:p>
      <text:p text:style-name="P3"><text:span text:style-name="T1">Familie:<text:tab/><text:tab/>1 Frau, 2 Kinder</text:span></text:p>
      <text:p text:style-name="P3"><text:span text:style-name="T1"/></text:p>
      <text:p text:style-name="P3"><text:span text:style-name="T1">Heribert Möller ist leidenschaftlicher 1. FC Köln Fan. Er fährt jedes Heimspiel mit seinem Opel Corsa zum Kölner Stadion. Wenn er am Stadion parkt verliert er, obwohl er regelmäßig kommt, die Übersicht über freie Stellplätze. Dann wünscht er sich, dass der Parkplatz am Stadion genauso übersichtlich ist wie sein eigener in Köln Nippes. Dieser hat nur etwa 100 Parkbuchten, dennoch ist er nur selten ausgelastet, obwohl in der Umgebung des Parkplatzes ständiger Parkplatzmangel herrscht. </text:span></text:p>
      <text:p text:style-name="P3"><text:span text:style-name="T1">Sein Parkplatz liegt in einer ruhigen Straße und deshalb finden viele ortsfremde Autofahrer seinen Parkplatz gar nicht. Deshalb hat Heribert sich schon öfter vorgenommen die Preise zu senken, damit das Parken attraktiver wird und sein Parkunternehmen einen höheren Bekanntheitsgrad erreicht, dann könnte er vermutlich auch öfter zum Bodensee fahren um seine Familie zu besuchen und dort angeln zu gehen. In letzter Zeit kann Heribert sich das allerdings kaum noch leisten. Manchmal wünscht er sich er könne den Parkplatz einfach verkaufen und ein neues Leben anfange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Gruppe:<text:tab/><text:tab/>Personen die sich gerne mit anderen Parkplatz Teilnehmern <text:tab/><text:tab/><text:tab/><text:tab/>austauschen möchten</text:span></text:p>
      <text:p text:style-name="P3"><text:span text:style-name="T1">Name:<text:tab/><text:tab/><text:tab/>Verena Bleibtreu</text:span></text:p>
      <text:p text:style-name="P3"><text:span text:style-name="T1">Alter:<text:tab/><text:tab/><text:tab/>27</text:span></text:p>
      <text:p text:style-name="P3"><text:span text:style-name="T1">Hobbies:<text:tab/><text:tab/>Sport, Soziale Netzwerke</text:span></text:p>
      <text:p text:style-name="P3"><text:span text:style-name="T1">Beruf:<text:tab/><text:tab/><text:tab/>Medizinische Fachangestellte</text:span></text:p>
      <text:p text:style-name="P3"><text:span text:style-name="T1">Familie:<text:tab/><text:tab/>Partner, einen Hund</text:span></text:p>
      <text:p text:style-name="P3"><text:span text:style-name="T1"/></text:p>
      <text:p text:style-name="P3"><text:span text:style-name="T1">Verena Bleibtreu macht viel Sport und betreibt eine eigene sehr erfolgreiche Seite bei der bekannten Social Media Plattform „Instagram“, dort hat sie ca. 8000 Follower denen sie Tipps bei der Ernährung und Motivation zum trainieren gibt. </text:span></text:p>
      <text:p text:style-name="P3"><text:span text:style-name="T1">Um fit zu bleiben fährt Verena circa vier mal die Woche mit ihrem Mini Cooper in das ca. 8km von ihrem Wohnort entfernte Fitnessstudio. Dort parkt sie direkt vor der Tür des Fitnessstudios. Die Parkplätze sind dort sehr eng weshalb es häufig zu Lackschäden an parkenden Autos kommt. Wenn Verena beobachtet das andere Autos beschädigt oder abgeschleppt werden möchte sie helfen, da die meisten Leute bisher einfach weggefahren sind.. Da sie nie Zettel und Papier dabei hat kann sie auch keine Notiz an die Scheibe machen um die Situation zu klären. Ihr Smartphone hat sie natürlich trotzdem immer dabei, alleine schon um Fotos für Instagram zu machen. Manchmal wünscht sie sich mit den anderen Leuten besser vernetzt zu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1-06T16:46:41.36</meta:creation-date>
    <dc:date>2015-11-13T18:38:13.89</dc:date>
    <dc:creator>Bernd SChenider</dc:creator>
    <meta:editing-duration>PT1H1M7S</meta:editing-duration>
    <meta:editing-cycles>6</meta:editing-cycles>
    <meta:generator>OpenOffice/4.1.1$Win32 OpenOffice.org_project/411m6$Build-9775</meta:generator>
    <meta:document-statistic meta:table-count="0" meta:image-count="0" meta:object-count="0" meta:page-count="2" meta:paragraph-count="25" meta:word-count="527" meta:character-count="3505"/>
  </office:meta>
</office:document-meta>
</file>